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itLab Mono" svg:font-family="'GitLab Mono', monospace,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e8f0" officeooo:paragraph-rsid="001fe8f0"/>
    </style:style>
    <style:style style:name="P2" style:family="paragraph" style:parent-style-name="Standard">
      <style:text-properties fo:font-weight="normal" officeooo:rsid="005c0b9e" officeooo:paragraph-rsid="0061edcd" style:font-weight-asian="normal" style:font-weight-complex="normal"/>
    </style:style>
    <style:style style:name="P3" style:family="paragraph" style:parent-style-name="Standard">
      <style:text-properties officeooo:paragraph-rsid="009e457a"/>
    </style:style>
    <style:style style:name="P4" style:family="paragraph" style:parent-style-name="Standard">
      <style:text-properties officeooo:paragraph-rsid="009ebd2a"/>
    </style:style>
    <style:style style:name="P5" style:family="paragraph" style:parent-style-name="Standard">
      <style:text-properties officeooo:paragraph-rsid="009f5d98"/>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text-properties officeooo:paragraph-rsid="0021d8e6"/>
    </style:style>
    <style:style style:name="P12" style:family="paragraph" style:parent-style-name="Text_20_body">
      <style:text-properties officeooo:paragraph-rsid="00274035"/>
    </style:style>
    <style:style style:name="P13" style:family="paragraph" style:parent-style-name="Text_20_body">
      <style:text-properties officeooo:paragraph-rsid="0027f4eb"/>
    </style:style>
    <style:style style:name="P14" style:family="paragraph" style:parent-style-name="Text_20_body">
      <style:text-properties officeooo:paragraph-rsid="00281f5c"/>
    </style:style>
    <style:style style:name="P15" style:family="paragraph" style:parent-style-name="Text_20_body">
      <style:text-properties officeooo:paragraph-rsid="002995d5"/>
    </style:style>
    <style:style style:name="P16" style:family="paragraph" style:parent-style-name="Text_20_body">
      <style:text-properties officeooo:rsid="002b8611" officeooo:paragraph-rsid="002b8611"/>
    </style:style>
    <style:style style:name="P17" style:family="paragraph" style:parent-style-name="Text_20_body">
      <style:text-properties officeooo:rsid="002b8611" officeooo:paragraph-rsid="002c2bb9"/>
    </style:style>
    <style:style style:name="P18" style:family="paragraph" style:parent-style-name="Text_20_body">
      <style:text-properties officeooo:rsid="002b8611" officeooo:paragraph-rsid="002e67be"/>
    </style:style>
    <style:style style:name="P19" style:family="paragraph" style:parent-style-name="Text_20_body">
      <style:text-properties officeooo:rsid="002b8611" officeooo:paragraph-rsid="0030a698"/>
    </style:style>
    <style:style style:name="P20" style:family="paragraph" style:parent-style-name="Text_20_body">
      <style:text-properties officeooo:rsid="002b8611" officeooo:paragraph-rsid="00326817"/>
    </style:style>
    <style:style style:name="P21" style:family="paragraph" style:parent-style-name="Text_20_body">
      <style:text-properties officeooo:rsid="002b8611" officeooo:paragraph-rsid="0033beef"/>
    </style:style>
    <style:style style:name="P22" style:family="paragraph" style:parent-style-name="Text_20_body">
      <style:text-properties officeooo:rsid="002b8611" officeooo:paragraph-rsid="003a9150"/>
    </style:style>
    <style:style style:name="P23" style:family="paragraph" style:parent-style-name="Text_20_body">
      <style:text-properties officeooo:rsid="003cb7b1" officeooo:paragraph-rsid="003cb7b1"/>
    </style:style>
    <style:style style:name="P24" style:family="paragraph" style:parent-style-name="Text_20_body">
      <style:text-properties officeooo:rsid="003cb7b1" officeooo:paragraph-rsid="003dd722"/>
    </style:style>
    <style:style style:name="P25" style:family="paragraph" style:parent-style-name="Text_20_body">
      <style:text-properties officeooo:rsid="003cb7b1" officeooo:paragraph-rsid="00411751"/>
    </style:style>
    <style:style style:name="P26" style:family="paragraph" style:parent-style-name="Text_20_body">
      <style:text-properties officeooo:rsid="0042a5ba" officeooo:paragraph-rsid="0042a5ba"/>
    </style:style>
    <style:style style:name="P27" style:family="paragraph" style:parent-style-name="Text_20_body">
      <style:text-properties officeooo:rsid="0042a5ba" officeooo:paragraph-rsid="0047a682"/>
    </style:style>
    <style:style style:name="P28" style:family="paragraph" style:parent-style-name="Text_20_body">
      <style:text-properties officeooo:rsid="0042a5ba" officeooo:paragraph-rsid="004b9798"/>
    </style:style>
    <style:style style:name="P29" style:family="paragraph" style:parent-style-name="Text_20_body">
      <style:text-properties officeooo:rsid="0042a5ba" officeooo:paragraph-rsid="004dfd97"/>
    </style:style>
    <style:style style:name="P30" style:family="paragraph" style:parent-style-name="Text_20_body">
      <style:text-properties officeooo:rsid="0042a5ba" officeooo:paragraph-rsid="005343f2"/>
    </style:style>
    <style:style style:name="P31" style:family="paragraph" style:parent-style-name="Text_20_body">
      <style:text-properties fo:font-weight="bold" officeooo:rsid="003cb7b1" officeooo:paragraph-rsid="00411751" style:font-weight-asian="bold" style:font-weight-complex="bold"/>
    </style:style>
    <style:style style:name="P32" style:family="paragraph" style:parent-style-name="Text_20_body">
      <style:text-properties fo:font-weight="bold" officeooo:rsid="0075a198" officeooo:paragraph-rsid="0075a198" style:font-weight-asian="bold" style:font-weight-complex="bold"/>
    </style:style>
    <style:style style:name="P33" style:family="paragraph" style:parent-style-name="Text_20_body">
      <style:text-properties officeooo:rsid="0051ee32" officeooo:paragraph-rsid="0051ee32"/>
    </style:style>
    <style:style style:name="P34" style:family="paragraph" style:parent-style-name="Text_20_body">
      <style:text-properties officeooo:rsid="005343f2" officeooo:paragraph-rsid="00572a79"/>
    </style:style>
    <style:style style:name="P35" style:family="paragraph" style:parent-style-name="Text_20_body">
      <style:text-properties officeooo:rsid="005343f2" officeooo:paragraph-rsid="00595d7d"/>
    </style:style>
    <style:style style:name="P36" style:family="paragraph" style:parent-style-name="Text_20_body">
      <style:text-properties officeooo:rsid="005343f2" officeooo:paragraph-rsid="0063e92d"/>
    </style:style>
    <style:style style:name="P37" style:family="paragraph" style:parent-style-name="Text_20_body">
      <style:text-properties officeooo:rsid="00572a79" officeooo:paragraph-rsid="00572a79"/>
    </style:style>
    <style:style style:name="P38" style:family="paragraph" style:parent-style-name="Text_20_body">
      <style:text-properties officeooo:rsid="00595d7d" officeooo:paragraph-rsid="00595d7d"/>
    </style:style>
    <style:style style:name="P39" style:family="paragraph" style:parent-style-name="Text_20_body">
      <style:text-properties officeooo:rsid="005c0b9e" officeooo:paragraph-rsid="005c0b9e"/>
    </style:style>
    <style:style style:name="P40" style:family="paragraph" style:parent-style-name="Text_20_body">
      <style:text-properties officeooo:rsid="005c0b9e" officeooo:paragraph-rsid="005efa65"/>
    </style:style>
    <style:style style:name="P41" style:family="paragraph" style:parent-style-name="Text_20_body">
      <style:text-properties officeooo:rsid="005c0b9e" officeooo:paragraph-rsid="005fac09"/>
    </style:style>
    <style:style style:name="P42" style:family="paragraph" style:parent-style-name="Text_20_body">
      <style:text-properties officeooo:rsid="005c0b9e" officeooo:paragraph-rsid="0061edcd"/>
    </style:style>
    <style:style style:name="P43" style:family="paragraph" style:parent-style-name="Text_20_body">
      <style:text-properties officeooo:rsid="005c0b9e" officeooo:paragraph-rsid="0063e92d"/>
    </style:style>
    <style:style style:name="P44" style:family="paragraph" style:parent-style-name="Text_20_body">
      <style:text-properties fo:font-weight="normal" officeooo:rsid="005c0b9e" officeooo:paragraph-rsid="005efa65" style:font-weight-asian="normal" style:font-weight-complex="normal"/>
    </style:style>
    <style:style style:name="P45" style:family="paragraph" style:parent-style-name="Text_20_body">
      <style:text-properties fo:font-weight="normal" officeooo:rsid="005c0b9e" officeooo:paragraph-rsid="0061edcd" style:font-weight-asian="normal" style:font-weight-complex="normal"/>
    </style:style>
    <style:style style:name="P46" style:family="paragraph" style:parent-style-name="Text_20_body">
      <style:text-properties fo:font-weight="normal" officeooo:rsid="0073dd79" officeooo:paragraph-rsid="0073dd79" style:font-weight-asian="normal" style:font-weight-complex="normal"/>
    </style:style>
    <style:style style:name="P47" style:family="paragraph" style:parent-style-name="Text_20_body">
      <style:text-properties fo:font-weight="normal" officeooo:rsid="0075a198" officeooo:paragraph-rsid="0075a198" style:font-weight-asian="normal" style:font-weight-complex="normal"/>
    </style:style>
    <style:style style:name="P48" style:family="paragraph" style:parent-style-name="Text_20_body">
      <style:text-properties fo:font-weight="normal" officeooo:rsid="0076c3f9" officeooo:paragraph-rsid="0076c3f9" style:font-weight-asian="normal" style:font-weight-complex="normal"/>
    </style:style>
    <style:style style:name="P49" style:family="paragraph" style:parent-style-name="Text_20_body">
      <style:text-properties fo:font-weight="normal" officeooo:rsid="0076c3f9" officeooo:paragraph-rsid="0077f430" style:font-weight-asian="normal" style:font-weight-complex="normal"/>
    </style:style>
    <style:style style:name="P50" style:family="paragraph" style:parent-style-name="Text_20_body">
      <style:text-properties fo:font-weight="normal" officeooo:rsid="0077f430" officeooo:paragraph-rsid="0077f430" style:font-weight-asian="normal" style:font-weight-complex="normal"/>
    </style:style>
    <style:style style:name="P51" style:family="paragraph" style:parent-style-name="Text_20_body">
      <style:text-properties officeooo:rsid="0060f3ee" officeooo:paragraph-rsid="0060f3ee"/>
    </style:style>
    <style:style style:name="P52" style:family="paragraph" style:parent-style-name="Text_20_body">
      <style:text-properties officeooo:rsid="00651978" officeooo:paragraph-rsid="0065d2f6"/>
    </style:style>
    <style:style style:name="P53" style:family="paragraph" style:parent-style-name="Text_20_body">
      <style:text-properties officeooo:rsid="00651978" officeooo:paragraph-rsid="0065f31d"/>
    </style:style>
    <style:style style:name="P54" style:family="paragraph" style:parent-style-name="Text_20_body">
      <style:text-properties officeooo:rsid="00651978" officeooo:paragraph-rsid="00690dfa"/>
    </style:style>
    <style:style style:name="P55" style:family="paragraph" style:parent-style-name="Text_20_body">
      <style:text-properties officeooo:rsid="00651978" officeooo:paragraph-rsid="006c2974"/>
    </style:style>
    <style:style style:name="P56" style:family="paragraph" style:parent-style-name="Text_20_body">
      <style:text-properties officeooo:rsid="00651978" officeooo:paragraph-rsid="006e27b3"/>
    </style:style>
    <style:style style:name="P57" style:family="paragraph" style:parent-style-name="Text_20_body">
      <style:text-properties officeooo:rsid="00700d3a" officeooo:paragraph-rsid="00700d3a"/>
    </style:style>
    <style:style style:name="P58" style:family="paragraph" style:parent-style-name="Text_20_body">
      <style:text-properties officeooo:rsid="0070b71e" officeooo:paragraph-rsid="0070b71e"/>
    </style:style>
    <style:style style:name="P59" style:family="paragraph" style:parent-style-name="Text_20_body">
      <style:text-properties officeooo:rsid="0073dd79" officeooo:paragraph-rsid="0073dd79"/>
    </style:style>
    <style:style style:name="P60" style:family="paragraph" style:parent-style-name="Text_20_body">
      <style:text-properties officeooo:rsid="0073dd79" officeooo:paragraph-rsid="007a1a75"/>
    </style:style>
    <style:style style:name="P61" style:family="paragraph" style:parent-style-name="Text_20_body">
      <style:text-properties officeooo:rsid="0073dd79" officeooo:paragraph-rsid="007a5bdc"/>
    </style:style>
    <style:style style:name="P62" style:family="paragraph" style:parent-style-name="Text_20_body">
      <style:text-properties officeooo:rsid="0073dd79" officeooo:paragraph-rsid="008053cc"/>
    </style:style>
    <style:style style:name="P63" style:family="paragraph" style:parent-style-name="Text_20_body">
      <style:text-properties officeooo:rsid="0073dd79" officeooo:paragraph-rsid="0080c2c8"/>
    </style:style>
    <style:style style:name="P64" style:family="paragraph" style:parent-style-name="Text_20_body">
      <style:text-properties officeooo:rsid="0073dd79" officeooo:paragraph-rsid="00818aff"/>
    </style:style>
    <style:style style:name="P65" style:family="paragraph" style:parent-style-name="Text_20_body">
      <style:text-properties officeooo:rsid="0073dd79" officeooo:paragraph-rsid="0081b60b"/>
    </style:style>
    <style:style style:name="P66" style:family="paragraph" style:parent-style-name="Text_20_body">
      <style:text-properties officeooo:rsid="0073dd79" officeooo:paragraph-rsid="0082b7b3"/>
    </style:style>
    <style:style style:name="P67" style:family="paragraph" style:parent-style-name="Text_20_body">
      <style:text-properties officeooo:rsid="0073dd79" officeooo:paragraph-rsid="0082c6c1"/>
    </style:style>
    <style:style style:name="P68" style:family="paragraph" style:parent-style-name="Text_20_body">
      <style:text-properties officeooo:rsid="0073dd79" officeooo:paragraph-rsid="00842dfa"/>
    </style:style>
    <style:style style:name="P69" style:family="paragraph" style:parent-style-name="Text_20_body">
      <style:text-properties officeooo:rsid="0073dd79" officeooo:paragraph-rsid="00868e7e"/>
    </style:style>
    <style:style style:name="P70" style:family="paragraph" style:parent-style-name="Text_20_body">
      <style:text-properties officeooo:rsid="0073dd79" officeooo:paragraph-rsid="00996e5f"/>
    </style:style>
    <style:style style:name="P71" style:family="paragraph" style:parent-style-name="Text_20_body">
      <style:text-properties officeooo:rsid="00996e5f" officeooo:paragraph-rsid="00996e5f"/>
    </style:style>
    <style:style style:name="P72" style:family="paragraph" style:parent-style-name="Text_20_body">
      <style:text-properties fo:font-size="12pt" fo:font-weight="bold" officeooo:rsid="0073dd79" officeooo:paragraph-rsid="00996e5f" style:font-size-asian="10.5pt" style:font-weight-asian="bold" style:font-size-complex="12pt" style:font-weight-complex="bold"/>
    </style:style>
    <style:style style:name="P73" style:family="paragraph" style:parent-style-name="Text_20_body">
      <style:text-properties fo:font-size="12pt" fo:font-weight="normal" officeooo:rsid="0073dd79" officeooo:paragraph-rsid="00996e5f" style:font-size-asian="10.5pt" style:font-weight-asian="normal" style:font-size-complex="12pt" style:font-weight-complex="normal"/>
    </style:style>
    <style:style style:name="P74" style:family="paragraph" style:parent-style-name="Text_20_body">
      <style:text-properties fo:font-size="12pt" fo:font-weight="normal" officeooo:rsid="009b6816" officeooo:paragraph-rsid="009b6816" style:font-size-asian="10.5pt" style:font-weight-asian="normal" style:font-size-complex="12pt" style:font-weight-complex="normal"/>
    </style:style>
    <style:style style:name="P75" style:family="paragraph" style:parent-style-name="Text_20_body">
      <style:text-properties officeooo:paragraph-rsid="009b6816"/>
    </style:style>
    <style:style style:name="P76" style:family="paragraph">
      <loext:graphic-properties draw:fill="none" draw:fill-color="#ffffff"/>
    </style:style>
    <style:style style:name="T1" style:family="text">
      <style:text-properties officeooo:rsid="001fe8f0"/>
    </style:style>
    <style:style style:name="T2" style:family="text">
      <style:text-properties fo:color="#000000" loext:opacity="100%"/>
    </style:style>
    <style:style style:name="T3" style:family="text">
      <style:text-properties officeooo:rsid="0021d8e6"/>
    </style:style>
    <style:style style:name="T4" style:family="text">
      <style:text-properties officeooo:rsid="00274035"/>
    </style:style>
    <style:style style:name="T5" style:family="text">
      <style:text-properties officeooo:rsid="0027f4eb"/>
    </style:style>
    <style:style style:name="T6" style:family="text">
      <style:text-properties officeooo:rsid="00281f5c"/>
    </style:style>
    <style:style style:name="T7" style:family="text">
      <style:text-properties officeooo:rsid="00295641"/>
    </style:style>
    <style:style style:name="T8" style:family="text">
      <style:text-properties officeooo:rsid="002995d5"/>
    </style:style>
    <style:style style:name="T9" style:family="text">
      <style:text-properties officeooo:rsid="002b8611"/>
    </style:style>
    <style:style style:name="T10" style:family="text">
      <style:text-properties officeooo:rsid="002c2bb9"/>
    </style:style>
    <style:style style:name="T11" style:family="text">
      <style:text-properties fo:font-weight="bold" style:font-weight-asian="bold" style:font-weight-complex="bold"/>
    </style:style>
    <style:style style:name="T12" style:family="text">
      <style:text-properties fo:font-weight="bold" officeooo:rsid="002c2bb9" style:font-weight-asian="bold" style:font-weight-complex="bold"/>
    </style:style>
    <style:style style:name="T13" style:family="text">
      <style:text-properties fo:font-weight="bold" officeooo:rsid="002cc9a2" style:font-weight-asian="bold" style:font-weight-complex="bold"/>
    </style:style>
    <style:style style:name="T14" style:family="text">
      <style:text-properties fo:font-weight="bold" officeooo:rsid="0030a698" style:font-weight-asian="bold" style:font-weight-complex="bold"/>
    </style:style>
    <style:style style:name="T15" style:family="text">
      <style:text-properties fo:font-weight="bold" officeooo:rsid="00326817" style:font-weight-asian="bold" style:font-weight-complex="bold"/>
    </style:style>
    <style:style style:name="T16" style:family="text">
      <style:text-properties fo:font-weight="bold" officeooo:rsid="00383a4e" style:font-weight-asian="bold" style:font-weight-complex="bold"/>
    </style:style>
    <style:style style:name="T17" style:family="text">
      <style:text-properties fo:font-weight="bold" officeooo:rsid="0036bf8d" style:font-weight-asian="bold" style:font-weight-complex="bold"/>
    </style:style>
    <style:style style:name="T18" style:family="text">
      <style:text-properties fo:font-weight="bold" officeooo:rsid="003a9150" style:font-weight-asian="bold" style:font-weight-complex="bold"/>
    </style:style>
    <style:style style:name="T19" style:family="text">
      <style:text-properties fo:font-weight="bold" officeooo:rsid="00411751" style:font-weight-asian="bold" style:font-weight-complex="bold"/>
    </style:style>
    <style:style style:name="T20" style:family="text">
      <style:text-properties fo:font-weight="bold" officeooo:rsid="0047a682" style:font-weight-asian="bold" style:font-weight-complex="bold"/>
    </style:style>
    <style:style style:name="T21" style:family="text">
      <style:text-properties fo:font-weight="bold" officeooo:rsid="0063e92d" style:font-weight-asian="bold" style:font-weight-complex="bold"/>
    </style:style>
    <style:style style:name="T22" style:family="text">
      <style:text-properties fo:font-weight="bold" officeooo:rsid="005efa65" style:font-weight-asian="bold" style:font-weight-complex="bold"/>
    </style:style>
    <style:style style:name="T23" style:family="text">
      <style:text-properties fo:font-weight="bold" officeooo:rsid="0061edcd" style:font-weight-asian="bold" style:font-weight-complex="bold"/>
    </style:style>
    <style:style style:name="T24" style:family="text">
      <style:text-properties fo:font-weight="bold" officeooo:rsid="0065d2f6" style:font-weight-asian="bold" style:font-weight-complex="bold"/>
    </style:style>
    <style:style style:name="T25" style:family="text">
      <style:text-properties fo:font-weight="bold" officeooo:rsid="007224d0" style:font-weight-asian="bold" style:font-weight-complex="bold"/>
    </style:style>
    <style:style style:name="T26" style:family="text">
      <style:text-properties fo:font-weight="bold" officeooo:rsid="00759f60" style:font-weight-asian="bold" style:font-weight-complex="bold"/>
    </style:style>
    <style:style style:name="T27" style:family="text">
      <style:text-properties fo:font-weight="bold" officeooo:rsid="0004dd8f" style:font-weight-asian="bold" style:font-weight-complex="bold"/>
    </style:style>
    <style:style style:name="T28" style:family="text">
      <style:text-properties fo:font-weight="bold" officeooo:rsid="00790d0c" style:font-weight-asian="bold" style:font-weight-complex="bold"/>
    </style:style>
    <style:style style:name="T29" style:family="text">
      <style:text-properties fo:font-weight="bold" officeooo:rsid="0081b60b" style:font-weight-asian="bold" style:font-weight-complex="bold"/>
    </style:style>
    <style:style style:name="T30" style:family="text">
      <style:text-properties fo:font-weight="bold" officeooo:rsid="0082b7b3" style:font-weight-asian="bold" style:font-weight-complex="bold"/>
    </style:style>
    <style:style style:name="T31" style:family="text">
      <style:text-properties fo:font-weight="bold" officeooo:rsid="0082c6c1" style:font-weight-asian="bold" style:font-weight-complex="bold"/>
    </style:style>
    <style:style style:name="T32" style:family="text">
      <style:text-properties fo:font-weight="bold" officeooo:rsid="0026ae78" style:font-weight-asian="bold" style:font-weight-complex="bold"/>
    </style:style>
    <style:style style:name="T33" style:family="text">
      <style:text-properties fo:font-weight="bold" officeooo:rsid="002786d1" style:font-weight-asian="bold" style:font-weight-complex="bold"/>
    </style:style>
    <style:style style:name="T34" style:family="text">
      <style:text-properties fo:font-weight="bold" officeooo:rsid="009b6816" style:font-weight-asian="bold" style:font-weight-complex="bold"/>
    </style:style>
    <style:style style:name="T35" style:family="text">
      <style:text-properties fo:font-weight="bold" officeooo:rsid="009ebd2a" style:font-weight-asian="bold" style:font-weight-complex="bold"/>
    </style:style>
    <style:style style:name="T36" style:family="text">
      <style:text-properties fo:font-weight="bold" officeooo:rsid="009f5d98" style:font-weight-asian="bold" style:font-weight-complex="bold"/>
    </style:style>
    <style:style style:name="T37" style:family="text">
      <style:text-properties officeooo:rsid="002cc9a2"/>
    </style:style>
    <style:style style:name="T38" style:family="text">
      <style:text-properties officeooo:rsid="002e67be"/>
    </style:style>
    <style:style style:name="T39" style:family="text">
      <style:text-properties officeooo:rsid="002fb103"/>
    </style:style>
    <style:style style:name="T40" style:family="text">
      <style:text-properties officeooo:rsid="0030a698"/>
    </style:style>
    <style:style style:name="T41" style:family="text">
      <style:text-properties officeooo:rsid="00326817"/>
    </style:style>
    <style:style style:name="T42" style:family="text">
      <style:text-properties officeooo:rsid="0033beef"/>
    </style:style>
    <style:style style:name="T43" style:family="text">
      <style:text-properties officeooo:rsid="00354e6a"/>
    </style:style>
    <style:style style:name="T44" style:family="text">
      <style:text-properties officeooo:rsid="0036bf8d"/>
    </style:style>
    <style:style style:name="T45" style:family="text">
      <style:text-properties officeooo:rsid="00383a4e"/>
    </style:style>
    <style:style style:name="T46" style:family="text">
      <style:text-properties officeooo:rsid="003952e2"/>
    </style:style>
    <style:style style:name="T47" style:family="text">
      <style:text-properties officeooo:rsid="003a9150"/>
    </style:style>
    <style:style style:name="T48" style:family="text">
      <style:text-properties officeooo:rsid="003dd722"/>
    </style:style>
    <style:style style:name="T49" style:family="text">
      <style:text-properties officeooo:rsid="003ded56"/>
    </style:style>
    <style:style style:name="T50" style:family="text">
      <style:text-properties officeooo:rsid="003f278e"/>
    </style:style>
    <style:style style:name="T51" style:family="text">
      <style:text-properties officeooo:rsid="00411751"/>
    </style:style>
    <style:style style:name="T52" style:family="text">
      <style:text-properties officeooo:rsid="0042a5ba"/>
    </style:style>
    <style:style style:name="T53" style:family="text">
      <style:text-properties style:text-underline-style="solid" style:text-underline-width="auto" style:text-underline-color="font-color"/>
    </style:style>
    <style:style style:name="T54" style:family="text">
      <style:text-properties officeooo:rsid="0046b438"/>
    </style:style>
    <style:style style:name="T55" style:family="text">
      <style:text-properties officeooo:rsid="0047a682"/>
    </style:style>
    <style:style style:name="T56" style:family="text">
      <style:text-properties fo:font-weight="normal" style:font-weight-asian="normal" style:font-weight-complex="normal"/>
    </style:style>
    <style:style style:name="T57" style:family="text">
      <style:text-properties fo:font-weight="normal" officeooo:rsid="0047a682" style:font-weight-asian="normal" style:font-weight-complex="normal"/>
    </style:style>
    <style:style style:name="T58" style:family="text">
      <style:text-properties fo:font-weight="normal" officeooo:rsid="004b2ba9" style:font-weight-asian="normal" style:font-weight-complex="normal"/>
    </style:style>
    <style:style style:name="T59" style:family="text">
      <style:text-properties fo:font-weight="normal" officeooo:rsid="004b9798" style:font-weight-asian="normal" style:font-weight-complex="normal"/>
    </style:style>
    <style:style style:name="T60" style:family="text">
      <style:text-properties fo:font-weight="normal" officeooo:rsid="004dfd97" style:font-weight-asian="normal" style:font-weight-complex="normal"/>
    </style:style>
    <style:style style:name="T61" style:family="text">
      <style:text-properties fo:font-weight="normal" officeooo:rsid="004e05b7" style:font-weight-asian="normal" style:font-weight-complex="normal"/>
    </style:style>
    <style:style style:name="T62" style:family="text">
      <style:text-properties fo:font-weight="normal" officeooo:rsid="005343f2" style:font-weight-asian="normal" style:font-weight-complex="normal"/>
    </style:style>
    <style:style style:name="T63" style:family="text">
      <style:text-properties fo:font-weight="normal" officeooo:rsid="00554485" style:font-weight-asian="normal" style:font-weight-complex="normal"/>
    </style:style>
    <style:style style:name="T64" style:family="text">
      <style:text-properties fo:font-weight="normal" officeooo:rsid="00572a79" style:font-weight-asian="normal" style:font-weight-complex="normal"/>
    </style:style>
    <style:style style:name="T65" style:family="text">
      <style:text-properties fo:font-weight="normal" officeooo:rsid="0057d777" style:font-weight-asian="normal" style:font-weight-complex="normal"/>
    </style:style>
    <style:style style:name="T66" style:family="text">
      <style:text-properties fo:font-weight="normal" officeooo:rsid="0059ee5d" style:font-weight-asian="normal" style:font-weight-complex="normal"/>
    </style:style>
    <style:style style:name="T67" style:family="text">
      <style:text-properties fo:font-weight="normal" officeooo:rsid="0059f865" style:font-weight-asian="normal" style:font-weight-complex="normal"/>
    </style:style>
    <style:style style:name="T68" style:family="text">
      <style:text-properties fo:font-weight="normal" officeooo:rsid="005b5f26" style:font-weight-asian="normal" style:font-weight-complex="normal"/>
    </style:style>
    <style:style style:name="T69" style:family="text">
      <style:text-properties fo:font-weight="normal" officeooo:rsid="005dc467" style:font-weight-asian="normal" style:font-weight-complex="normal"/>
    </style:style>
    <style:style style:name="T70" style:family="text">
      <style:text-properties fo:font-weight="normal" officeooo:rsid="005efa65" style:font-weight-asian="normal" style:font-weight-complex="normal"/>
    </style:style>
    <style:style style:name="T71" style:family="text">
      <style:text-properties fo:font-weight="normal" officeooo:rsid="005fac09" style:font-weight-asian="normal" style:font-weight-complex="normal"/>
    </style:style>
    <style:style style:name="T72" style:family="text">
      <style:text-properties fo:font-weight="normal" officeooo:rsid="00604481" style:font-weight-asian="normal" style:font-weight-complex="normal"/>
    </style:style>
    <style:style style:name="T73" style:family="text">
      <style:text-properties fo:font-weight="normal" officeooo:rsid="0063e92d" style:font-weight-asian="normal" style:font-weight-complex="normal"/>
    </style:style>
    <style:style style:name="T74" style:family="text">
      <style:text-properties fo:font-weight="normal" officeooo:rsid="0065d2f6" style:font-weight-asian="normal" style:font-weight-complex="normal"/>
    </style:style>
    <style:style style:name="T75" style:family="text">
      <style:text-properties fo:font-weight="normal" officeooo:rsid="0065f31d" style:font-weight-asian="normal" style:font-weight-complex="normal"/>
    </style:style>
    <style:style style:name="T76" style:family="text">
      <style:text-properties fo:font-weight="normal" officeooo:rsid="006721d0" style:font-weight-asian="normal" style:font-weight-complex="normal"/>
    </style:style>
    <style:style style:name="T77" style:family="text">
      <style:text-properties fo:font-weight="normal" officeooo:rsid="00690dfa" style:font-weight-asian="normal" style:font-weight-complex="normal"/>
    </style:style>
    <style:style style:name="T78" style:family="text">
      <style:text-properties fo:font-weight="normal" officeooo:rsid="006a8c9f" style:font-weight-asian="normal" style:font-weight-complex="normal"/>
    </style:style>
    <style:style style:name="T79" style:family="text">
      <style:text-properties fo:font-weight="normal" officeooo:rsid="006baddd" style:font-weight-asian="normal" style:font-weight-complex="normal"/>
    </style:style>
    <style:style style:name="T80" style:family="text">
      <style:text-properties fo:font-weight="normal" officeooo:rsid="006bf041" style:font-weight-asian="normal" style:font-weight-complex="normal"/>
    </style:style>
    <style:style style:name="T81" style:family="text">
      <style:text-properties fo:font-weight="normal" officeooo:rsid="006c2974" style:font-weight-asian="normal" style:font-weight-complex="normal"/>
    </style:style>
    <style:style style:name="T82" style:family="text">
      <style:text-properties fo:font-weight="normal" officeooo:rsid="006e27b3" style:font-weight-asian="normal" style:font-weight-complex="normal"/>
    </style:style>
    <style:style style:name="T83" style:family="text">
      <style:text-properties fo:font-weight="normal" officeooo:rsid="007224d0" style:font-weight-asian="normal" style:font-weight-complex="normal"/>
    </style:style>
    <style:style style:name="T84" style:family="text">
      <style:text-properties fo:font-weight="normal" officeooo:rsid="00732c58" style:font-weight-asian="normal" style:font-weight-complex="normal"/>
    </style:style>
    <style:style style:name="T85" style:family="text">
      <style:text-properties fo:font-weight="normal" officeooo:rsid="00759f60" style:font-weight-asian="normal" style:font-weight-complex="normal"/>
    </style:style>
    <style:style style:name="T86" style:family="text">
      <style:text-properties fo:font-weight="normal" officeooo:rsid="0075a198" style:font-weight-asian="normal" style:font-weight-complex="normal"/>
    </style:style>
    <style:style style:name="T87" style:family="text">
      <style:text-properties fo:font-weight="normal" officeooo:rsid="00793221" style:font-weight-asian="normal" style:font-weight-complex="normal"/>
    </style:style>
    <style:style style:name="T88" style:family="text">
      <style:text-properties fo:font-weight="normal" officeooo:rsid="007a1a75" style:font-weight-asian="normal" style:font-weight-complex="normal"/>
    </style:style>
    <style:style style:name="T89" style:family="text">
      <style:text-properties fo:font-weight="normal" officeooo:rsid="007a5bdc" style:font-weight-asian="normal" style:font-weight-complex="normal"/>
    </style:style>
    <style:style style:name="T90" style:family="text">
      <style:text-properties fo:font-weight="normal" officeooo:rsid="007c499c" style:font-weight-asian="normal" style:font-weight-complex="normal"/>
    </style:style>
    <style:style style:name="T91" style:family="text">
      <style:text-properties fo:font-weight="normal" officeooo:rsid="007d77c2" style:font-weight-asian="normal" style:font-weight-complex="normal"/>
    </style:style>
    <style:style style:name="T92" style:family="text">
      <style:text-properties fo:font-weight="normal" officeooo:rsid="0080c2c8" style:font-weight-asian="normal" style:font-weight-complex="normal"/>
    </style:style>
    <style:style style:name="T93" style:family="text">
      <style:text-properties fo:font-weight="normal" officeooo:rsid="0081b60b" style:font-weight-asian="normal" style:font-weight-complex="normal"/>
    </style:style>
    <style:style style:name="T94" style:family="text">
      <style:text-properties fo:font-weight="normal" officeooo:rsid="0082b7b3" style:font-weight-asian="normal" style:font-weight-complex="normal"/>
    </style:style>
    <style:style style:name="T95" style:family="text">
      <style:text-properties fo:font-weight="normal" officeooo:rsid="0082c6c1" style:font-weight-asian="normal" style:font-weight-complex="normal"/>
    </style:style>
    <style:style style:name="T96" style:family="text">
      <style:text-properties fo:font-weight="normal" officeooo:rsid="00842dfa" style:font-weight-asian="normal" style:font-weight-complex="normal"/>
    </style:style>
    <style:style style:name="T97" style:family="text">
      <style:text-properties fo:font-weight="normal" officeooo:rsid="00868e7e" style:font-weight-asian="normal" style:font-weight-complex="normal"/>
    </style:style>
    <style:style style:name="T98" style:family="text">
      <style:text-properties fo:font-weight="normal" officeooo:rsid="009ebd2a" style:font-weight-asian="normal" style:font-weight-complex="normal"/>
    </style:style>
    <style:style style:name="T99" style:family="text">
      <style:text-properties fo:font-weight="normal" officeooo:rsid="009f5d98" style:font-weight-asian="normal" style:font-weight-complex="normal"/>
    </style:style>
    <style:style style:name="T100" style:family="text">
      <style:text-properties officeooo:rsid="005dc467"/>
    </style:style>
    <style:style style:name="T101" style:family="text">
      <style:text-properties officeooo:rsid="005efa65"/>
    </style:style>
    <style:style style:name="T102" style:family="text">
      <style:text-properties officeooo:rsid="0075a198"/>
    </style:style>
    <style:style style:name="T103" style:family="text">
      <style:text-properties officeooo:rsid="0004dd8f"/>
    </style:style>
    <style:style style:name="T104" style:family="text">
      <style:text-properties officeooo:rsid="00790d0c"/>
    </style:style>
    <style:style style:name="T105" style:family="text">
      <style:text-properties fo:font-size="12pt" fo:font-weight="bold" officeooo:rsid="0082b7b3" style:font-size-asian="12pt" style:font-weight-asian="bold" style:font-size-complex="12pt" style:font-weight-complex="bold"/>
    </style:style>
    <style:style style:name="T106" style:family="text">
      <style:text-properties fo:font-size="16pt" fo:font-weight="bold" officeooo:rsid="0026ae78" style:font-size-asian="16pt" style:font-weight-asian="bold" style:font-size-complex="16pt" style:font-weight-complex="bold"/>
    </style:style>
    <style:style style:name="T107" style:family="text">
      <style:text-properties fo:font-size="16pt" fo:font-weight="bold" style:font-size-asian="14pt" style:font-weight-asian="bold" style:font-size-complex="16pt" style:font-weight-complex="bold"/>
    </style:style>
    <style:style style:name="T108" style:family="text">
      <style:text-properties fo:font-size="16pt" fo:font-weight="normal" style:font-size-asian="14pt" style:font-weight-asian="normal" style:font-size-complex="16pt" style:font-weight-complex="normal"/>
    </style:style>
    <style:style style:name="T109" style:family="text">
      <style:text-properties officeooo:rsid="0026ae78"/>
    </style:style>
    <style:style style:name="T110" style:family="text">
      <style:text-properties officeooo:rsid="002786d1"/>
    </style:style>
    <style:style style:name="T111" style:family="text">
      <style:text-properties officeooo:rsid="009b6816"/>
    </style:style>
    <style:style style:name="T112" style:family="text">
      <style:text-properties officeooo:rsid="009c6e49"/>
    </style:style>
    <style:style style:name="T113" style:family="text">
      <style:text-properties officeooo:rsid="009e457a"/>
    </style:style>
    <style:style style:name="T114" style:family="text">
      <style:text-properties officeooo:rsid="009ebd2a"/>
    </style:style>
    <style:style style:name="T115" style:family="text">
      <style:text-properties fo:font-style="italic" fo:font-weight="normal" officeooo:rsid="009f5d98" style:font-style-asian="italic" style:font-weight-asian="normal" style:font-style-complex="italic" style:font-weight-complex="normal"/>
    </style:style>
    <style:style style:name="T116" style:family="text">
      <style:text-properties fo:font-style="italic" fo:font-weight="bold" officeooo:rsid="009f5d98" style:font-style-asian="italic" style:font-weight-asian="bold" style:font-style-complex="italic" style:font-weight-complex="bold"/>
    </style:style>
    <style:style style:name="T117" style:family="text">
      <style:text-properties fo:font-style="normal" fo:font-weight="normal" officeooo:rsid="009f5d98" style:font-style-asian="normal" style:font-weight-asian="normal" style:font-style-complex="normal" style:font-weight-complex="normal"/>
    </style:style>
    <style:style style:name="T118" style:family="text">
      <style:text-properties fo:font-style="normal" fo:font-weight="bold" officeooo:rsid="009f5d98" style:font-style-asian="normal" style:font-weight-asian="bold" style:font-style-complex="normal" style:font-weight-complex="bol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4.8327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2.6665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First, make the account on Gitlab.com and with that process I made a group : </text:p>
      <text:p text:style-name="P1">“shiivam_soni_1-group”, in that a project is also made: “shivam_soni_1-project”</text:p>
      <text:p text:style-name="P1"/>
      <text:p text:style-name="P1"/>
      <text:p text:style-name="P1">-then to perform push and pull commands we need to add SSH key first for that I did:</text:p>
      <text:p text:style-name="P1"/>
      <text:p text:style-name="P1"><text:s text:c="2"/>=&gt; <text:s/>ssh-keygen -t ed25519 -C "<text:a xlink:type="simple" xlink:href="mailto:your_email@example.com" text:style-name="Internet_20_link" text:visited-style-name="Visited_20_Internet_20_Link">your_email@example.com</text:a>"</text:p>
      <text:p text:style-name="P1"/>
      <text:p text:style-name="P1">- then key is generated you will found at location in your laptop:</text:p>
      <text:p text:style-name="P1"><text:s text:c="2"/></text:p>
      <text:p text:style-name="P1"><text:s text:c="3"/>=&gt; cd .ssh/ </text:p>
      <text:p text:style-name="P1"><text:s text:c="3"/>here you find public and private key (id_ed25519 <text:s/>id_ed25519.pub)</text:p>
      <text:p text:style-name="P1"/>
      <text:p text:style-name="P1">- so we will use public key which is inside the <text:s/>“id_ed25519.pub” file.</text:p>
      <text:p text:style-name="P1"/>
      <text:p text:style-name="P1">- then Go to <text:a xlink:type="simple" xlink:href="https://gitlab.com/" office:target-frame-name="_new" xlink:show="replace" text:style-name="Internet_20_link" text:visited-style-name="Visited_20_Internet_20_Link">GitLab</text:a><text:span text:style-name="T2">.</text:span></text:p>
      <text:p text:style-name="P1"/>
      <text:list xml:id="list978563859" text:style-name="L2">
        <text:list-item>
          <text:p text:style-name="P6">Click on your avatar (top-right) → <text:span text:style-name="Strong_20_Emphasis">Preferences</text:span>.</text:p>
        </text:list-item>
      </text:list>
      <text:list xml:id="list2136969821" text:style-name="L3">
        <text:list-item>
          <text:p text:style-name="P7">In the sidebar, go to <text:span text:style-name="Strong_20_Emphasis">SSH Keys</text:span>.</text:p>
        </text:list-item>
      </text:list>
      <text:list xml:id="list2940681993" text:style-name="L4">
        <text:list-item>
          <text:p text:style-name="P8">Paste your copied key into the "Key" field.</text:p>
        </text:list-item>
      </text:list>
      <text:list xml:id="list342669946" text:style-name="L5">
        <text:list-item>
          <text:p text:style-name="P9">Give it a title.</text:p>
        </text:list-item>
      </text:list>
      <text:list xml:id="list3565932881" text:style-name="L6">
        <text:list-item>
          <text:p text:style-name="P10">Click <text:span text:style-name="Strong_20_Emphasis">Add key</text:span>.</text:p>
        </text:list-item>
      </text:list>
      <text:p text:style-name="Text_20_body"/>
      <text:p text:style-name="P11">- <text:span text:style-name="T3">Then after all this I clone the private project “shivam_soni_1-project” in my personal laptop via SSH.</text:span></text:p>
      <text:p text:style-name="P11"><text:s text:c="2"/><text:span text:style-name="T3">=&gt; git clone </text:span><text:a xlink:type="simple" xlink:href="mailto:git@gitlab.com" text:style-name="Internet_20_link" text:visited-style-name="Visited_20_Internet_20_Link"><text:span text:style-name="T3">git@gitlab.com</text:span></text:a><text:span text:style-name="T3">:shivam_soni_1-group/shivam_soni_1-project.git</text:span></text:p>
      <text:p text:style-name="P12"/>
      <text:p text:style-name="P12">- <text:span text:style-name="T4">This is same as we do in Github but the difference comes when we import the project not creating the new project.</text:span></text:p>
      <text:p text:style-name="P12"/>
      <text:p text:style-name="P13">- <text:span text:style-name="T5">then simply click to NEW PROJECT and from there don’t create the blank project , choose import project and there you can click on the “Repository by URL”.</text:span></text:p>
      <text:p text:style-name="P13">- For<text:span text:style-name="T5"> that I take a </text:span><text:span text:style-name="T6">g</text:span><text:span text:style-name="T5">ithub repository link from the publicly available repository on internet and simply put in the Git repository URL box.</text:span></text:p>
      <text:p text:style-name="P14"><text:span text:style-name="T5">- </text:span><text:span text:style-name="T6">and no need to fill other details, it takes the necessary things automatically but we just select the group name where we want to put the project </text:span><text:span text:style-name="T7">and then simply create the project.</text:span></text:p>
      <text:p text:style-name="P15">- <text:span text:style-name="T8">So by this we can import the project from the github to gitlab but there is also a feature which is “mirror feature” which <text:s/>works like if someone push the code on github will reflects in the Gitlab also , so this is a great feature.</text:span></text:p>
      <text:p text:style-name="P15"/>
      <text:p text:style-name="P15"><text:soft-page-break/></text:p>
      <text:p text:style-name="P16"># Now we will see how to create pipelines in Gitlab??</text:p>
      <text:p text:style-name="P17">- <text:span text:style-name="T10">To create CI/CD Pipelines in the Gitlab we don’t need to install extra tool like jenkins because Gitlab gives the all the features that jenkins gives that’s why Gitlab is very famous for CI/CD.</text:span></text:p>
      <text:p text:style-name="P17"/>
      <text:p text:style-name="P18"><text:span text:style-name="T10">- And for that we just need to make a file name with “ .</text:span><text:span text:style-name="T12">gitlab-ci.yml </text:span><text:span text:style-name="T10">” <text:s/>then a “Apply a template ” option will be activated </text:span><text:span text:style-name="T37">and this file takes entries in “ key : value ” pairs because it doesn’t required any language syntax like as python, java etc. , basically “ </text:span><text:span text:style-name="T10">.</text:span><text:span text:style-name="T12">gitlab-ci.yml</text:span><text:span text:style-name="T13"> </text:span><text:span text:style-name="T37">” dot represent the hidden file then “gitlab-ci” means continuous integration </text:span><text:span text:style-name="T38">(basically for testing, integarting and all things) then “.yml”</text:span><text:span text:style-name="T37"> . </text:span><text:span text:style-name="T39">So for CI/CD pipelines naming of file is very important.</text:span></text:p>
      <text:p text:style-name="P18"/>
      <text:p text:style-name="P20">- <text:span text:style-name="T40">The </text:span><text:span text:style-name="T14">GitLab CI </text:span><text:span text:style-name="T40">is working on two important things which are “ </text:span><text:span text:style-name="T14">Stages and Jobs</text:span><text:span text:style-name="T40"> ” .</text:span></text:p>
      <text:p text:style-name="P20"/>
      <text:p text:style-name="P20"><text:span text:style-name="T40">- </text:span><text:span text:style-name="T41">A pipeline has START and END points and in between them we have some stages and inside the stages we have jobs.</text:span></text:p>
      <text:p text:style-name="P20"/>
      <text:p text:style-name="P21"><text:span text:style-name="T40">- </text:span><text:span text:style-name="T41">Stages be like <text:s/></text:span><text:span text:style-name="T15">build,test,push,deploy etc. etc.</text:span><text:span text:style-name="T41"> we called these all are stages. </text:span><text:span text:style-name="T42">So in the Gitlab first we need to define all the stages.</text:span></text:p>
      <text:p text:style-name="P21"><text:span text:style-name="T42">- <text:s/></text:span><text:span text:style-name="T43">and to define all stages we can use the list like:</text:span></text:p>
      <text:p text:style-name="P21"><text:s text:c="3"/><text:span text:style-name="T43">=&gt; <text:s/>stages:</text:span></text:p>
      <text:p text:style-name="P21"><text:s text:c="15"/>- <text:span text:style-name="T43">build</text:span></text:p>
      <text:p text:style-name="P21"><text:s text:c="15"/>- <text:span text:style-name="T43">test</text:span></text:p>
      <text:p text:style-name="P21"><text:s text:c="16"/>- <text:span text:style-name="T43">push</text:span></text:p>
      <text:p text:style-name="P21"><text:s text:c="16"/>- <text:span text:style-name="T43">deploy</text:span></text:p>
      <text:p text:style-name="P20"/>
      <text:p text:style-name="P20"><text:span text:style-name="T40">- </text:span><text:span text:style-name="T44">So all stages are defines, now jobs come under the stages so let say “build_job” come in “ build ” stage</text:span><text:span text:style-name="T40"> </text:span><text:span text:style-name="T44">and we want to run a </text:span><text:span text:style-name="T17">script</text:span><text:span text:style-name="T44"> in “ build_job ”.</text:span></text:p>
      <text:p text:style-name="P20"><text:s text:c="4"/><text:span text:style-name="T44">=&gt; build_job:</text:span></text:p>
      <text:p text:style-name="P20"><text:s text:c="20"/><text:span text:style-name="T44">stage: build</text:span></text:p>
      <text:p text:style-name="P20"><text:s text:c="20"/><text:span text:style-name="T44">script:</text:span></text:p>
      <text:p text:style-name="P20"><text:s text:c="27"/>- <text:span text:style-name="T44">echo “ This build is done using command &lt;docker build -t tag&gt; ”</text:span></text:p>
      <text:p text:style-name="P20"><text:s text:c="2"/></text:p>
      <text:p text:style-name="P19">- <text:span text:style-name="T45">Similarly, we can create jobs for other stages also. And this </text:span><text:span text:style-name="T16">script</text:span><text:span text:style-name="T45"> is a keyword through which we can run shell script easily.</text:span></text:p>
      <text:p text:style-name="P19"/>
      <text:p text:style-name="P19"><text:soft-page-break/></text:p>
      <text:p text:style-name="P19">- <text:span text:style-name="T46">Then commit the file in our project by putting a commit message and click on the commit changes.</text:span></text:p>
      <text:p text:style-name="P22">- <text:span text:style-name="T47">So when this “ </text:span><text:span text:style-name="T10">.</text:span><text:span text:style-name="T12">gitlab-ci.yml </text:span><text:span text:style-name="T47">” comes in our repository the “</text:span><text:span text:style-name="T18"> Build </text:span><text:span text:style-name="T47">” option will unlocked and through which can easily make pipelines, jobs, also provide Pipeline editor, Pipeline schedules to schedule the pipeline and also we can see the artifacts .</text:span></text:p>
      <text:p text:style-name="P22"/>
      <text:p text:style-name="P23"/>
      <text:p text:style-name="P24">- So in the Jenkins DevOps engineer usually said that don’t deploy anything or run any job on the master server/node <text:s/>because <text:s/>in Jenkins, agents are there to run the jobs but <text:span text:style-name="T48">in the gitlab we can’t add agents so where this deployment takes place automatically and how?</text:span></text:p>
      <text:p text:style-name="P24"/>
      <text:p text:style-name="P25"><text:span text:style-name="T48">- </text:span><text:span text:style-name="T49">For that you can see “ Setting ” below the “ Build ” option that was unlocked after the </text:span><text:span text:style-name="T50">yml file implemented , so there you find the CI/CD option and in the you find the “ Runners ”. </text:span><text:span text:style-name="T51">So in the Gitlab </text:span><text:span text:style-name="T19">“ Runners ” are the processes that pick up and execute CI/CD jobs for Gitlab.</text:span><text:span text:style-name="T50"> </text:span><text:span text:style-name="T51">And it is same as “ </text:span><text:span text:style-name="T19">Agents</text:span><text:span text:style-name="T51"> ” in Jenkins here in the Gitlab we have “ </text:span><text:span text:style-name="T19">Runners</text:span><text:span text:style-name="T51"> ”</text:span><text:span text:style-name="T49"> .</text:span></text:p>
      <text:p text:style-name="P25"/>
      <text:p text:style-name="P31">- <text:span text:style-name="T52">In Runners we have:</text:span></text:p>
      <text:p text:style-name="P26"><text:span text:style-name="T53">Project Runners</text:span> : These are the self hosted runners means we can make an instance and setup our runner. <text:span text:style-name="T54">(means we can make our own runners.)</text:span></text:p>
      <text:p text:style-name="P26"><text:span text:style-name="T53">Instance Runners</text:span> : These are all over the world means in Gitlab there are many servers(mentioned <text:s/>in the list when you explore it. <text:span text:style-name="T54">Or we can say that these are free Runners</text:span>)</text:p>
      <text:p text:style-name="P26"/>
      <text:p text:style-name="P27">- <text:span text:style-name="T55">Now lets explore some more powers of Gitlab, for we need to go in our pipeline <text:s/></text:span><text:span text:style-name="T20">“</text:span><text:span text:style-name="T10">.</text:span><text:span text:style-name="T12">gitlab-ci.yml ” </text:span><text:span text:style-name="T57">We can edit our CI pipeline by using “ pipeline editor ”, Gitlab also prove a “Open in Web IDE ” feature also, so basically this web IDE is like our VS code editior type interface where we can manage our whole project and here through “ source code control ” </text:span><text:span text:style-name="T58">option</text:span><text:span text:style-name="T57"> we can commit the changes that we will do.</text:span></text:p>
      <text:p text:style-name="P27"><text:span text:style-name="T57"/></text:p>
      <text:p text:style-name="P29"><text:span text:style-name="T57">- </text:span><text:span text:style-name="T59">Now I want to parallel jobs in my pipeline , let us say in testing stage I want to perform testing in different environment parallely. </text:span><text:span text:style-name="T60">For that I simply edit the pipeline that I created previously and wanted to add two more jobs in “ test ” stage </text:span><text:span text:style-name="T61">and this will come in the parallel jobs form means I have created 3 jobs on “test” stage which will run in parallely.</text:span></text:p>
      <text:p text:style-name="P29"><text:span text:style-name="T60"/></text:p>
      <text:p text:style-name="P29"><text:span text:style-name="T60"/></text:p>
      <text:p text:style-name="P29"><text:span text:style-name="T59"><text:s text:c="4"/></text:span></text:p>
      <text:p text:style-name="P29"><text:span text:style-name="T59"/></text:p>
      <text:p text:style-name="P33"><text:soft-page-break/><text:span text:style-name="T59"># </text:span><text:span text:style-name="T56">DATE: 23-SEP-2025</text:span></text:p>
      <text:p text:style-name="P28"><text:span text:style-name="T57"/></text:p>
      <text:p text:style-name="P30"><text:span text:style-name="T57">- </text:span><text:span text:style-name="T62">There are variables in the Gitlab, Predefined variables and user-defined variables.</text:span></text:p>
      <text:p text:style-name="P35"><text:span text:style-name="T56">Predefined variables like </text:span><text:span text:style-name="T11">“ $CI_PROJECT_NAME ”</text:span><text:span text:style-name="T56"> <text:s/>this is will give the project name when a developer trigger the pipeline (means we need to write this command in our job in which we want show the project name in the job outcome). One more variable like </text:span><text:span text:style-name="T11">“ $CI_COMMIT_AUTHOR”</text:span><text:span text:style-name="T56"> this will give the author name and author mail id (means the developer who will trigger the pipeline his/her name will show in the outcome , author name and author mail id.). </text:span><text:span text:style-name="T63">There are many predefined variables in the GitLab.</text:span></text:p>
      <text:p text:style-name="P35"><text:span text:style-name="T63">A</text:span><text:span text:style-name="T64">nd is we want only name of developer who did the commit then we can write like that:</text:span></text:p>
      <text:p text:style-name="P37"><text:span text:style-name="T56"><text:s text:c="2"/></text:span><text:span text:style-name="T65">=&gt; </text:span><text:span text:style-name="T56">echo "$CI_COMMIT_AUTHOR" | sed -E 's/ &lt;.*&gt;//' </text:span></text:p>
      <text:p text:style-name="P34"><text:span text:style-name="T56"/></text:p>
      <text:p text:style-name="P38"><text:span text:style-name="T56">User-defined variables, we can also made in GitLab by just defining the variables like:<text:line-break/></text:span></text:p>
      <text:p text:style-name="P38"><text:span text:style-name="T56"><text:s/>=&gt; variables:</text:span></text:p>
      <text:p text:style-name="P38"><text:span text:style-name="T56"><text:s text:c="14"/>DEPLOY_ENV: “production”</text:span></text:p>
      <text:p text:style-name="P38"><text:span text:style-name="T56"><text:s text:c="14"/>GITLAB_USER_KEY: “this-is-my-secret-key”</text:span></text:p>
      <text:p text:style-name="P38"><text:span text:style-name="T56">and we simply use it like: <text:s/>echo “$DEPLOY_ENV” <text:s/></text:span><text:span text:style-name="T66">or echo “$GITLAB_USER_KEY”. </text:span><text:span text:style-name="T67">Here in the variables declaration we don’t use <text:s/>“ - ” <text:s/>because here we made objects of variables not list.</text:span></text:p>
      <text:p text:style-name="P38"><text:span text:style-name="T66"/></text:p>
      <text:p text:style-name="P38"><text:span text:style-name="T66">- </text:span><text:span text:style-name="T68">Now we need to store the logs of jobs in the Artifacts, so for first we need to see the what is Artifacts?</text:span></text:p>
      <text:p text:style-name="P39"><text:span text:style-name="T56">Lets say when we run any testcase then its logs and reports are generated and now we want to download these logs and reports in a file so that we can share it with our team, So the things which we can collect from our pipeline and share to others are known as Artifacts.</text:span></text:p>
      <text:p text:style-name="P40"><text:span text:style-name="T56">- </text:span><text:span text:style-name="T69">I want to use this Artifacts in our pipeline, </text:span><text:span text:style-name="T70">so for that we need to go to our pipeline code IDE and for which job from which stage we need the artifactory, for that we need to write some code:</text:span></text:p>
      <text:p text:style-name="P44"><text:span text:style-name="T101"><text:s/>=&gt; test_job:</text:span></text:p>
      <text:p text:style-name="P44"><text:span text:style-name="T101"><text:s text:c="12"/>stage: test</text:span></text:p>
      <text:p text:style-name="P44"><text:span text:style-name="T101"><text:s text:c="12"/>script: </text:span></text:p>
      <text:p text:style-name="P44"><text:span text:style-name="T101"><text:s text:c="18"/>- echo "This is testing of our docker build done by $CI_COMMIT_AUTHOR"</text:span></text:p>
      <text:p text:style-name="P44"><text:span text:style-name="T101"><text:s text:c="18"/>- echo "These are my test results" &gt; logs/app.log</text:span></text:p>
      <text:p text:style-name="P44"><text:span text:style-name="T101"><text:s text:c="12"/>artifacts:</text:span></text:p>
      <text:p text:style-name="P44"><text:span text:style-name="T101"><text:s text:c="17"/>paths:</text:span></text:p>
      <text:p text:style-name="P44"><text:span text:style-name="T101"><text:s text:c="24"/>- logs/</text:span><text:span text:style-name="T100"> </text:span></text:p>
      <text:p text:style-name="P41"><text:soft-page-break/><text:span text:style-name="T71">here in the code, I want the artifactory of test_job from test stage for that here we add a echo message { </text:span><text:span text:style-name="T70">echo "These are my test results" &gt; logs/app.log</text:span><text:span text:style-name="T71"> } this store the test results in the “logs” folder in “app.log” file and this “logs” folder we define in the artifacts code, so this “logs” is a folder we preserve the “app.log” file from the “test_job”.</text:span></text:p>
      <text:p text:style-name="P41"><text:span text:style-name="T71">- </text:span><text:span text:style-name="T72">Similarly we save the logs from the deploy_job also in “app.log” file. Also we have some more features in artifacts, lets say we don’t want the artifacts for long time so we can expire them also like :</text:span></text:p>
      <text:p text:style-name="P43"><text:span text:style-name="T70"><text:s/>=&gt; deploy_job:</text:span></text:p>
      <text:p text:style-name="P43"><text:span text:style-name="T70"><text:s text:c="13"/>stage: deploy</text:span></text:p>
      <text:p text:style-name="P43"><text:span text:style-name="T70"><text:s text:c="14"/>script: </text:span></text:p>
      <text:p text:style-name="P43"><text:span text:style-name="T70"><text:s text:c="20"/>- echo "This is deploying to EC2 instance for $DEPLOY_ENV"</text:span></text:p>
      <text:p text:style-name="P43"><text:span text:style-name="T70"><text:s text:c="20"/>- echo "this log is from the $CI_JOB_NAME" &gt;&gt; logs/app.log</text:span></text:p>
      <text:p text:style-name="P43"><text:span text:style-name="T70"><text:s text:c="15"/>artifacts:</text:span></text:p>
      <text:p text:style-name="P43"><text:span text:style-name="T70"><text:s text:c="20"/>paths:</text:span></text:p>
      <text:p text:style-name="P43"><text:span text:style-name="T70"><text:s text:c="27"/>- logs/</text:span></text:p>
      <text:p text:style-name="P43"><text:span text:style-name="T70"><text:s text:c="20"/>expire_in: 1 week</text:span><text:span text:style-name="T56"> <text:s text:c="2"/></text:span></text:p>
      <text:p text:style-name="P36"><text:span text:style-name="T73">here </text:span><text:span text:style-name="T21">{ </text:span><text:span text:style-name="T22">- echo "this log is from the $CI_JOB_NAME" &gt;&gt; logs/app.log </text:span><text:span text:style-name="T21">}</text:span><text:span text:style-name="T73"> this </text:span><text:span text:style-name="T21">“ &gt;&gt; ”</text:span><text:span text:style-name="T73"> means we are going to append the logs in the “app.log” file means it store the logs from the “deploy_job” also next after the logs of “test_job”. </text:span><text:span text:style-name="T56"><text:s/></text:span><text:span text:style-name="T73">And <text:s/>this “ &gt; ”</text:span><text:span text:style-name="T56"> </text:span><text:span text:style-name="T73">means only create and put the content in the “app.log” file.</text:span></text:p>
      <text:p text:style-name="P51"><text:span text:style-name="T73">A</text:span><text:span text:style-name="T56">nd here one things needs to be in mind that we are making our own folder in artifacts where we will store “app.log” file so for that we need to first create that folder otherwise pipeline will fail.</text:span></text:p>
      <text:p text:style-name="P2"><text:span text:style-name="T101">=&gt; test_job:</text:span></text:p>
      <text:p text:style-name="P45"><text:span text:style-name="T101"><text:s text:c="12"/>stage: test</text:span></text:p>
      <text:p text:style-name="P45"><text:span text:style-name="T101"><text:s text:c="12"/>script: </text:span></text:p>
      <text:p text:style-name="P45"><text:span text:style-name="T101"><text:s text:c="18"/>- echo "This is testing of our docker build done by $CI_COMMIT_AUTHOR"</text:span></text:p>
      <text:p text:style-name="P45"><text:span text:style-name="T101"><text:s text:c="18"/></text:span><text:span text:style-name="T22">- </text:span><text:span text:style-name="T23">mkdir -p logs</text:span></text:p>
      <text:p text:style-name="P45"><text:span text:style-name="T101"><text:s text:c="18"/>- echo "These are my test results" &gt; logs/app.log</text:span></text:p>
      <text:p text:style-name="P45"><text:span text:style-name="T101"><text:s text:c="12"/>artifacts:</text:span></text:p>
      <text:p text:style-name="P45"><text:span text:style-name="T101"><text:s text:c="17"/>paths:</text:span></text:p>
      <text:p text:style-name="P45"><text:span text:style-name="T101"><text:s text:c="24"/>- logs/</text:span><text:span text:style-name="T100"> </text:span></text:p>
      <text:p text:style-name="P42"><text:span text:style-name="T71"><text:s text:c="17"/></text:span><text:span text:style-name="T72">expire_in: 1 week</text:span><text:span text:style-name="T71"> <text:s text:c="2"/></text:span><text:span text:style-name="T56"><text:s text:c="4"/></text:span></text:p>
      <text:p text:style-name="P51"><text:span text:style-name="T56"/></text:p>
      <text:p text:style-name="P30"><text:span text:style-name="T57"><text:s/></text:span></text:p>
      <text:p text:style-name="P30"><text:span text:style-name="T57"/></text:p>
      <text:p text:style-name="P30"><text:soft-page-break/><text:span text:style-name="T57"/></text:p>
      <text:p text:style-name="P52"><text:span text:style-name="T57">- </text:span><text:span text:style-name="T56">Self hosted Runners, </text:span><text:span text:style-name="T74">we make our own runner where our Jobs can run, to create self hosted runner we can go to settings → CI/CD → Runners and there we can create our self hosted runner through Project runners option.</text:span></text:p>
      <text:p text:style-name="P52"><text:span text:style-name="T74">- So we make a runner for </text:span><text:span text:style-name="T24">“ dev ”</text:span><text:span text:style-name="T74"> environment jobs means while creating the runner in the Tags field we need to specify jobs that the runner can run. It means the jobs related to dev will run on our this runner that we will going to create.</text:span></text:p>
      <text:p text:style-name="P53"><text:span text:style-name="T74">And we have different types of runner like we can run docker container and </text:span><text:span text:style-name="T75">K</text:span><text:span text:style-name="T74">ubernetes as a </text:span><text:span text:style-name="T75">R</text:span><text:span text:style-name="T74">unner </text:span><text:span text:style-name="T75">and we run <text:s/>linux operating system as Runner.</text:span></text:p>
      <text:p text:style-name="P54"><text:span text:style-name="T75">- </text:span><text:span text:style-name="T76">Here we making our linux instance as a Runner, for first we need the GitLab Runner installed in our linux instance. </text:span><text:span text:style-name="T77">(the steps will be available in the </text:span><text:span text:style-name="T78">CI/CD Settings → </text:span><text:span text:style-name="T77">Register runner UI in git lab when we create</text:span><text:span text:style-name="T78">d</text:span><text:span text:style-name="T77"> the project runner.)</text:span></text:p>
      <text:p text:style-name="P55"><text:span text:style-name="T77">- </text:span><text:span text:style-name="T79">The GitLab runner is installed successfully and now we need to register it with our project, </text:span><text:span text:style-name="T80">for that the command is given in the steps available on </text:span><text:span text:style-name="T78">CI/CD Settings → </text:span><text:span text:style-name="T77">Register runner UI:</text:span></text:p>
      <text:p text:style-name="P55"><text:span text:style-name="T81">command:</text:span></text:p>
      <text:p text:style-name="P55"><text:span text:style-name="T81">=&gt; </text:span><text:span text:style-name="T74">gitlab-runner register <text:s/>--url https://gitlab.com <text:s/>--token glrt-tCXJx82GEEGTmai4cWmgMm86MQpwOjE4ZmRvYgp0OjMKdTppM251Yxg.01.1j0xyr398</text:span></text:p>
      <text:p text:style-name="P56"><text:span text:style-name="T81">then on the terminal it will ask for the runner name that I gave it “shell”, and then it asked about the executor means where we want to run the jobs means on ssh,docker+machine, shell etc. etc., so there I choose “shell” <text:s/></text:span><text:span text:style-name="T82">which means my job will execute on shell.</text:span></text:p>
      <text:p text:style-name="P57"><text:span text:style-name="T82">S</text:span><text:span text:style-name="T56">o by this our self-hosted runner is ready to execute the jobs and if we want to execute the jobs on our runner that we made then either we can stop the “instance runners” or we need to use tag of our runner for the job that we want to run on our self-hosted runner. </text:span></text:p>
      <text:p text:style-name="P58"><text:span text:style-name="T56">- “Tags” in runner is similar like “labels” in agent in Jenkins.</text:span></text:p>
      <text:p text:style-name="P58"><text:span text:style-name="T56">- </text:span><text:span text:style-name="T83">To run the pip</text:span><text:span text:style-name="T84">e</text:span><text:span text:style-name="T83">line on our self-hosted we simply commit the changes in the pipeline to our project and pipeline will go in pause state because the runner is stop so we need to manually start the runner from our terminal using the command </text:span><text:span text:style-name="T25">“sudo gitlab-runner run” </text:span><text:span text:style-name="T83"><text:s/>and pipeline comes out from the pause state to run state.</text:span></text:p>
      <text:p text:style-name="P58"><text:span text:style-name="T83"/></text:p>
      <text:p text:style-name="P58"><text:span text:style-name="T83"/></text:p>
      <text:p text:style-name="P59"><text:span text:style-name="T83">G</text:span><text:span text:style-name="T56">O TO NEXT PAGE:::::::::</text:span></text:p>
      <text:p text:style-name="P59"><text:span text:style-name="T56"/></text:p>
      <text:p text:style-name="P59"><text:span text:style-name="T56"/></text:p>
      <text:p text:style-name="P58"><text:span text:style-name="T83"/></text:p>
      <text:p text:style-name="P56"><text:span text:style-name="T81"><text:s/></text:span><text:span text:style-name="T56"><text:s/></text:span></text:p>
      <text:p text:style-name="P55"><text:span text:style-name="T56"/></text:p>
      <text:p text:style-name="P55"><text:span text:style-name="T56"/></text:p>
      <text:p text:style-name="P59"><text:soft-page-break/><text:span text:style-name="T56"># DATE: 24-SEP-2025</text:span></text:p>
      <text:p text:style-name="P59"><text:span text:style-name="T56"/></text:p>
      <text:p text:style-name="P59"><text:span text:style-name="T56">- Today I will do a small practical related to GitLab , so here first create a new project in </text:span><text:span text:style-name="T11">“shivam_soni_1-group”</text:span><text:span text:style-name="T56"> with name </text:span><text:span text:style-name="T11">“project-1”</text:span><text:span text:style-name="T56">.</text:span></text:p>
      <text:p text:style-name="P59"><text:span text:style-name="T56"/></text:p>
      <text:p text:style-name="P59"><text:span text:style-name="T56">- Then clone the project-1 in our local machine:</text:span></text:p>
      <text:p text:style-name="P59"><text:span text:style-name="T56"><text:s text:c="4"/></text:span><text:span text:style-name="T11">=&gt; git clone </text:span><text:a xlink:type="simple" xlink:href="mailto:git@gitlab.com" text:style-name="Internet_20_link" text:visited-style-name="Visited_20_Internet_20_Link"><text:span text:style-name="T11">git@gitlab.com</text:span></text:a><text:span text:style-name="T11">:shivam_soni_1-group/project-1.git</text:span></text:p>
      <text:p text:style-name="P59"><text:span text:style-name="T11"/></text:p>
      <text:p text:style-name="P59"><text:span text:style-name="T11">- </text:span><text:span text:style-name="T56">After this I create two folder </text:span><text:span text:style-name="T11">“</text:span><text:span text:style-name="T26">src</text:span><text:span text:style-name="T11">”</text:span><text:span text:style-name="T56"> </text:span><text:span text:style-name="T85">and </text:span><text:span text:style-name="T26">“tests”</text:span><text:span text:style-name="T56"> in project-1 directory in my laptop by using::<text:line-break/> </text:span><text:span text:style-name="T11">=&gt; mkdir -</text:span><text:span text:style-name="T26">p src tests</text:span></text:p>
      <text:p text:style-name="P59"><text:span text:style-name="T56"/></text:p>
      <text:p text:style-name="P59"><text:span text:style-name="T56">- </text:span><text:span text:style-name="T85">then make main.c file in src folder and tests.sh file in tests folder </text:span><text:span text:style-name="T86">and put the code in these two files.</text:span></text:p>
      <text:p text:style-name="P59"><text:span text:style-name="T85"><text:s text:c="3"/></text:span><text:span text:style-name="T26">=&gt; touch main.c</text:span></text:p>
      <text:p text:style-name="P59"><text:span text:style-name="T26"><text:s text:c="3"/>=&gt; touch tests.sh </text:span></text:p>
      <text:p text:style-name="P46"/>
      <text:p text:style-name="P46">- <text:span text:style-name="T102">after that make a Makefile in project-1 folder where we made src and test folder and put the content in it.</text:span></text:p>
      <text:p text:style-name="P32">=&gt; touch Makefile</text:p>
      <text:p text:style-name="P47">- then make .gitignore file and put <text:span text:style-name="T11">“ build/ ” </text:span>because gitignore tells the Git which files/folders to ignore.</text:p>
      <text:p text:style-name="P47"/>
      <text:p text:style-name="P47">- then simply commit <text:s/>and push the all material on the Gitlab:::</text:p>
      <text:p text:style-name="P32">=&gt; git add . <text:s text:c="3"/>(this tells Git to stage changes)</text:p>
      <text:p text:style-name="P32">=&gt; git commit -m “ message ”</text:p>
      <text:p text:style-name="P32">=&gt; git push</text:p>
      <text:p text:style-name="P32"/>
      <text:p text:style-name="P48">- then make a file in the Gitlab with name <text:span text:style-name="T11">“ .gitlab-ci-yml ”</text:span> by this name the file file will help us to create pipeline and in this file we can write our code which helps to create a pipeline. Then <text:s/>simply trigger the pipeline.</text:p>
      <text:p text:style-name="P49">- <text:span text:style-name="T103">And here the I am using my self hosted runner to run this pipeline so for that through the terminal we need to run the runner by command ::<text:line-break/><text:line-break/> </text:span><text:span text:style-name="T27">=&gt; sudo gitlab-runner run</text:span></text:p>
      <text:p text:style-name="P47"/>
      <text:p text:style-name="P50"><text:soft-page-break/># DATE: 25-SEP-2025</text:p>
      <text:p text:style-name="P50"/>
      <text:p text:style-name="P50">- <text:span text:style-name="T104">Now I will do a one more project on Gitlab to setting up Dockerized CI/CD pipeline, for that first I create a new project name “project-2” on Gitlab and then clone it :<text:line-break/><text:line-break/> </text:span><text:span text:style-name="T28">=&gt; git clone git@gitlab.com:shivam_soni_1-group/project-2.git</text:span></text:p>
      <text:p text:style-name="P59"><text:span text:style-name="T56"/></text:p>
      <text:p text:style-name="P61"><text:span text:style-name="T56">- </text:span><text:span text:style-name="T87">Then I will create two folder “src” , “tests” </text:span><text:span text:style-name="T88">inside them create main.c file and tests.sh file </text:span><text:span text:style-name="T89">respectively in the folders</text:span><text:span text:style-name="T88"> </text:span><text:span text:style-name="T87"><text:s/></text:span><text:span text:style-name="T88">and next create “Makefile” and “Dockerfile” in the project-2 folder where we create the “src” and “tests” folder. </text:span><text:span text:style-name="T89">And put the codes in the respective files.</text:span></text:p>
      <text:p text:style-name="P61"><text:span text:style-name="T89"/></text:p>
      <text:p text:style-name="P64"><text:span text:style-name="T89">- <text:s/></text:span><text:span text:style-name="T90">After that I made yml file for creating the pipeline. </text:span><text:span text:style-name="T91">And in this pipeline we defines the stages and jobs which help to build the Docker environment with the code that I want to compile.</text:span></text:p>
      <text:p text:style-name="P64"><text:span text:style-name="T91"><text:s/></text:span></text:p>
      <text:p text:style-name="P62"><text:span text:style-name="T91"/></text:p>
      <text:p text:style-name="P62"><text:span text:style-name="T91"/></text:p>
      <text:p text:style-name="P63"><text:span text:style-name="T92"># 26-SEP-2025</text:span></text:p>
      <text:p text:style-name="P63"><text:span text:style-name="T92">- I try to run the jobs in self-hosted runner for that first I made a runner with tag name dock.</text:span></text:p>
      <text:p text:style-name="P63"><text:span text:style-name="T92">- then now the goal is to run the pipeline work in the docker environment (means we can say that with a self made docker image we can make a docker container where the process will take place).</text:span></text:p>
      <text:p text:style-name="P65"><text:span text:style-name="T92">- So for that I made the yml changes but facing issue related to the connection means pipeline can’t able make connection with the docker in my laptop so for that</text:span></text:p>
      <text:p text:style-name="P66"><text:span text:style-name="T92"><text:s/></text:span><text:span text:style-name="T93"><text:s text:c="2"/>1&gt;. I made the docker_image locally in my laptop that will create a container image that has our <text:s/>source code compiled inside ::</text:span></text:p>
      <text:p text:style-name="P65"><text:span text:style-name="T93"><text:s text:c="5"/></text:span><text:span text:style-name="T29">=&gt; docker build -t project-2-image .</text:span></text:p>
      <text:p text:style-name="P65"><text:span text:style-name="T93"><text:s/></text:span><text:span text:style-name="T92"><text:s/></text:span><text:span text:style-name="T91"><text:s/></text:span><text:span text:style-name="T93">2&gt;. check the image locally:: </text:span></text:p>
      <text:p text:style-name="P65"><text:span text:style-name="T93"><text:s text:c="5"/></text:span><text:span text:style-name="T29">=&gt; <text:s/>docker run --rm project-2-image</text:span></text:p>
      <text:p text:style-name="P65"><text:span text:style-name="T29"><text:s text:c="3"/></text:span><text:span text:style-name="T93">3&gt;. </text:span><text:span text:style-name="T94">Then push the image to a Docker registry </text:span></text:p>
      <text:p text:style-name="P65"><text:span text:style-name="T29"><text:s text:c="5"/></text:span><text:span text:style-name="T105">=&gt; <text:s/>docker tag project-2-dock-image registry.gitlab.com/shivam_soni_1-group/project-2/project-2-dock-image:latest</text:span></text:p>
      <text:p text:style-name="P60"><text:span text:style-name="T88"><text:s text:c="3"/></text:span><text:span text:style-name="T94">4&gt;. after this login to Gitlab registry with the Gitlab username and password:</text:span></text:p>
      <text:p text:style-name="P60"><text:span text:style-name="T94"><text:s text:c="6"/></text:span><text:span text:style-name="T30">=&gt; <text:s/>docker login registry.gitlab.com</text:span></text:p>
      <text:p text:style-name="P66"><text:span text:style-name="T94"><text:s text:c="3"/>5&gt;. and then push the image:<text:line-break/> <text:s text:c="6"/></text:span><text:span text:style-name="T30">=&gt; <text:s/>docker push registry.gitlab.com/shivam_soni_1-group/project-2/project-2-dock-image:latest</text:span><text:span text:style-name="T94"> <text:s text:c="4"/></text:span></text:p>
      <text:p text:style-name="P67"><text:soft-page-break/><text:span text:style-name="T94"><text:s text:c="4"/></text:span><text:span text:style-name="T95">6&gt;. then tag our docker image for the GitLab Container Registry::</text:span></text:p>
      <text:p text:style-name="P67"><text:span text:style-name="T31"><text:s text:c="8"/>=&gt; docker tag project-2-dock-image registry.gitlab.com/shivam_soni_1-group/project-2/project-2-dock-image:latest</text:span><text:span text:style-name="T94"> <text:s text:c="3"/></text:span></text:p>
      <text:p text:style-name="P67"><text:span text:style-name="T94"><text:s text:c="3"/></text:span><text:span text:style-name="T95">And by “ </text:span><text:span text:style-name="T31">docker images </text:span><text:span text:style-name="T95">”</text:span><text:span text:style-name="T94"> <text:s text:c="2"/></text:span><text:span text:style-name="T95">command we can see new entry regostry.gitlab.com/…. As repository</text:span></text:p>
      <text:p text:style-name="P67"><text:span text:style-name="T94"><text:s/></text:span></text:p>
      <text:p text:style-name="P68"><text:span text:style-name="T94">- </text:span><text:span text:style-name="T96">Then we need to create personal access token (PAT) and add Docker credentials to our project, and while creating the token we need to copy the generated token because we need this and it will not see again.</text:span></text:p>
      <text:p text:style-name="P68"><text:span text:style-name="T96"><text:s text:c="4"/>&gt; Go to Gitlab →User Settings → Access Tokens </text:span></text:p>
      <text:p text:style-name="P68"><text:span text:style-name="T96"><text:s text:c="4"/>&gt; <text:s/>Click on “Add new token”</text:span></text:p>
      <text:p text:style-name="P68"><text:span text:style-name="T96"><text:s text:c="4"/>&gt; fill the token details: Name – docker-ci-token, Expiration date- optional, Select Scopes- read_registry and write_registry.</text:span></text:p>
      <text:p text:style-name="P68"><text:span text:style-name="T96"><text:s text:c="4"/>&gt; then click to create personal access token and copy the generated token immediately.</text:span></text:p>
      <text:p text:style-name="P68"><text:span text:style-name="T96"/></text:p>
      <text:p text:style-name="P68"><text:span text:style-name="T96">- Next add tokken to the Gitlab CI/CD Variables.</text:span></text:p>
      <text:p text:style-name="P68"><text:span text:style-name="T96"><text:s text:c="4"/>&gt; </text:span><text:span text:style-name="T97">Go to project→ Settings→ CI/CD→ Variables</text:span></text:p>
      <text:p text:style-name="P69"><text:span text:style-name="T97"><text:s text:c="4"/>&gt; Click on the “Add variable” and then add one by one:</text:span></text:p>
      <text:p text:style-name="P69"><text:span text:style-name="T97">1. <text:s text:c="3"/>Key: CI_REGISTRY_USER</text:span></text:p>
      <text:p text:style-name="P69"><text:span text:style-name="T97"><text:s text:c="6"/>Value: Gitlab username</text:span></text:p>
      <text:p text:style-name="P68"><text:span text:style-name="T97"/></text:p>
      <text:p text:style-name="P69"><text:span text:style-name="T97">2. <text:s text:c="3"/>Key: CI_REGISRY_PASSWORD</text:span></text:p>
      <text:p text:style-name="P69"><text:span text:style-name="T97"><text:s text:c="7"/>Value: paste the Personal Access Token that we created </text:span></text:p>
      <text:p text:style-name="P69"><text:span text:style-name="T97"/></text:p>
      <text:p text:style-name="P69"><text:span text:style-name="T97">3. <text:s text:c="3"/>Key: CI_REGISTRY</text:span></text:p>
      <text:p text:style-name="P69"><text:span text:style-name="T97"><text:s text:c="7"/>Value: registry.gitlab.com</text:span></text:p>
      <text:p text:style-name="P69"><text:span text:style-name="T97">&gt; <text:s text:c="2"/>then hit Save changes.</text:span></text:p>
      <text:p text:style-name="P69"><text:span text:style-name="T97"/></text:p>
      <text:p text:style-name="P69"><text:span text:style-name="T97">- and then update the yml file and push it on the Gitlab. </text:span></text:p>
      <text:p text:style-name="P69"><text:span text:style-name="T97"><text:s text:c="2"/></text:span><text:span text:style-name="T96"><text:s text:c="5"/></text:span></text:p>
      <text:p text:style-name="P60"><text:span text:style-name="T96"/></text:p>
      <text:p text:style-name="P70"><text:span text:style-name="T94"><text:s/></text:span><text:span text:style-name="T83">G</text:span><text:span text:style-name="T56">O TO NEXT PAGE:::::::::</text:span><text:span text:style-name="T94"> <text:s text:c="3"/></text:span></text:p>
      <text:p text:style-name="P60"><text:span text:style-name="T94"><text:s text:c="14"/></text:span></text:p>
      <text:p text:style-name="P60"><text:span text:style-name="T88"><text:s/></text:span></text:p>
      <text:p text:style-name="P59"><text:soft-page-break/><text:span text:style-name="T56"/></text:p>
      <text:p text:style-name="P71"><text:span text:style-name="T107"># work on</text:span><text:span text:style-name="T108"> </text:span><text:span text:style-name="T106">a small project that is build in the docker environment by using docker file and if we will <text:s/>do any changes in the code, it gives the image or executable file by using the GitLab Pipeline::</text:span></text:p>
      <text:p text:style-name="P73"/>
      <text:p text:style-name="P73">- <text:span text:style-name="T110">F</text:span><text:span text:style-name="T109">irst create a new project on the Gitlab and clone it into local system by using the command:</text:span></text:p>
      <text:p text:style-name="P73"><text:span text:style-name="T32"><text:s text:c="4"/>=&gt; git clone git@gitlab.com:shivam_soni_1-group/project-4.git</text:span></text:p>
      <text:p text:style-name="P73">- <text:span text:style-name="T110">Then make a folder “src” in the project directory in local system and put the code file in it</text:span></text:p>
      <text:p text:style-name="P73"><text:span text:style-name="T33"><text:s text:c="4"/>=&gt; mkdir src</text:span></text:p>
      <text:p text:style-name="P73">- <text:span text:style-name="T110">Then make a docker file in the project directory.</text:span></text:p>
      <text:p text:style-name="P73"><text:span text:style-name="T110"><text:s text:c="3"/></text:span><text:span text:style-name="T33">=&gt; touch Dockerfile<text:line-break/></text:span></text:p>
      <text:p text:style-name="P73">- <text:span text:style-name="T110">After this , made a yml file in the project directory with name </text:span><text:span text:style-name="T33">“ .gitlab-ci.yml ” </text:span><text:span text:style-name="T110">because this will create a pipeline in Gitlab for our project.</text:span></text:p>
      <text:p text:style-name="P73"><text:s text:c="3"/><text:span text:style-name="T33">=&gt; touch .gitlab-ci.yml <text:s/><text:line-break/><text:line-break/></text:span><text:span text:style-name="T110">and in the yml file we should define the work means what work is to be performed by the pipeline in our project.</text:span></text:p>
      <text:p text:style-name="P73">- <text:span text:style-name="T110">then simply upload all the thing on gitlab project repository.</text:span></text:p>
      <text:p text:style-name="P72"><text:s text:c="2"/><text:span text:style-name="T110">=&gt; git add .</text:span></text:p>
      <text:p text:style-name="P72"><text:s text:c="2"/><text:span text:style-name="T110">=&gt; git commit -m “message whatever you want”</text:span></text:p>
      <text:p text:style-name="P72"><text:span text:style-name="T56"><text:s text:c="2"/></text:span><text:span text:style-name="T110">=&gt; git push</text:span></text:p>
      <text:p text:style-name="P74"/>
      <text:p text:style-name="P74">- so here see in the Dockerfil the content is :::</text:p>
      <text:p text:style-name="P28"><draw:frame text:anchor-type="paragraph" draw:z-index="0" draw:name="Text Frame 1" draw:style-name="gr2" draw:text-style-name="P76" svg:width="6.1878in" svg:height="2.876in" svg:x="0.1382in" svg:y="-0.0181in"><draw:text-box><text:p>FROM ubuntu:22.04</text:p><text:p/><text:p># Install necessary build tools and utilities</text:p><text:p>RUN apt-get update &amp;&amp; \</text:p><text:p><text:s text:c="4"/>apt-get install -y \</text:p><text:p><text:s text:c="4"/>build-essential \</text:p><text:p><text:s text:c="4"/>gcc \</text:p><text:p><text:s text:c="4"/>make \</text:p><text:p><text:s text:c="4"/>curl \</text:p><text:p><text:s text:c="4"/>ca-certificates \</text:p><text:p><text:s text:c="4"/>gnupg2 &amp;&amp; \</text:p><text:p><text:s text:c="4"/>rm -rf /var/lib/apt/lists/*</text:p><text:p/><text:p># Set the working directory inside the container</text:p><text:p>WORKDIR /app</text:p></draw:text-box></draw:frame><text:s text:c="3"/></text:p>
      <text:p text:style-name="P26"/>
      <text:p text:style-name="P25"/>
      <text:p text:style-name="P25"/>
      <text:p text:style-name="P25"><text:span text:style-name="T48"><text:s/></text:span><text:s/></text:p>
      <text:p text:style-name="P19"/>
      <text:p text:style-name="P19"/>
      <text:p text:style-name="P19"/>
      <text:p text:style-name="P18"/>
      <text:p text:style-name="P18"><text:soft-page-break/><text:span text:style-name="T37"><text:s/></text:span><text:span text:style-name="T10"><text:s text:c="3"/></text:span><text:s/></text:p>
      <text:p text:style-name="P75"><text:span text:style-name="T9">→</text:span><text:span text:style-name="T111">here : </text:span><text:span text:style-name="T34">FROM ubuntu:22.04 </text:span><text:span text:style-name="T111"><text:s/>(</text:span>Sets the <text:span text:style-name="Strong_20_Emphasis">base image</text:span> to Ubuntu 22.04 Everything else builds <text:span text:style-name="Strong_20_Emphasis"><text:span text:style-name="T56">on <text:s/>top </text:span></text:span>of this OS layer.<text:span text:style-name="T111">)</text:span></text:p>
      <text:p text:style-name="P75">→<text:span text:style-name="T111">then next RUN command install the necessary build tools and utilities.</text:span></text:p>
      <text:p text:style-name="P75"><text:span text:style-name="T111">→ next this WORKDIR creates working directory in the docker environment.</text:span></text:p>
      <text:p text:style-name="P75"/>
      <text:p text:style-name="P75"><text:span text:style-name="T111">- now see the yml file code :::<text:line-break/></text:span></text:p>
      <text:p text:style-name="P15"><draw:frame text:anchor-type="paragraph" draw:z-index="1" draw:name="Text Frame 2" draw:style-name="gr1" draw:text-style-name="P76" svg:width="6.6776in" svg:height="4.8331in" svg:x="-0.0492in" svg:y="0.1437in"><draw:text-box><text:p>stages:</text:p><text:p><text:s text:c="2"/>- build</text:p><text:p/><text:p>variables: </text:p><text:p><text:s text:c="2"/>DOCKER_HOST: tcp://docker:2375</text:p><text:p><text:s text:c="2"/>DOCKER_TLS_CERTDIR: ""</text:p><text:p><text:s text:c="2"/>DOCKER_DRIVER: overlay2</text:p><text:p><text:s/></text:p><text:p>build:</text:p><text:p><text:s text:c="2"/>stage: build</text:p><text:p><text:s text:c="2"/>image: docker:26</text:p><text:p><text:s text:c="2"/>services:</text:p><text:p><text:s text:c="4"/>- name: docker:26-dind</text:p><text:p><text:s text:c="6"/>command: ["--mtu=1460"]</text:p><text:p><text:s text:c="2"/>script:</text:p><text:p><text:s text:c="4"/>- docker version</text:p><text:p><text:s text:c="4"/>- docker info <text:s text:c="5"/></text:p><text:p><text:s text:c="4"/>- docker build -t my-custom-c-environment .</text:p><text:p><text:s text:c="4"/>- docker run --rm -v "$CI_PROJECT_DIR:/app" my-custom-c-environment /bin/bash -lc 'gcc /app/src/odd_or_even.c -o /app/src/app'</text:p><text:p><text:s text:c="2"/>artifacts:</text:p><text:p><text:s text:c="4"/>when: always <text:s text:c="5"/></text:p><text:p><text:s text:c="4"/>paths:</text:p><text:p><text:s text:c="6"/>- src/app <text:s/># The compiled ARM binary (app)</text:p></draw:text-box></draw:frame><text:span text:style-name="T8"><text:s/></text:span></text:p>
      <text:p text:style-name="P14"/>
      <text:p text:style-name="P14"><text:span text:style-name="T6"><text:s/></text:span><text:span text:style-name="T5"><text:s text:c="3"/></text:span></text:p>
      <text:p text:style-name="P13"/>
      <text:p text:style-name="P13"><text:span text:style-name="T5"><text:s/></text:span></text:p>
      <text:p text:style-name="P12"><text:span text:style-name="T4"><text:s/></text:span></text:p>
      <text:p text:style-name="P11"/>
      <text:p text:style-name="P11"/>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pan text:style-name="T112">first we define the stages in our pipeline. So here we have “build” stage.</text:span></text:p>
      <text:p text:style-name="P1">→ <text:span text:style-name="T112">then we defines the variables in the pipeline:</text:span></text:p>
      <text:p text:style-name="P3"><text:span text:style-name="T1"><text:s text:c="5"/></text:span><text:span text:style-name="T112">DOCKER_HOST </text:span>makes the Docker CLI in your job talk to the <text:span text:style-name="Strong_20_Emphasis"><text:span text:style-name="T56">docker:dind</text:span></text:span> service (host <text:span text:style-name="Source_20_Text">docker</text:span>, port <text:span text:style-name="Source_20_Text">2375</text:span>).<text:line-break/> <text:s text:c="3"/>DOCKER_TLS_CERTDIR <text:span text:style-name="Strong_20_Emphasis"><text:span text:style-name="T56">disables TLS</text:span></text:span> for that connection so the CLI can connect without certificates (simplest DinD setup).<text:line-break/> <text:s text:c="3"/>DOCKER_DRIVER tells the Docker daemon to use the <text:span text:style-name="Strong_20_Emphasis"><text:span text:style-name="T56">overlay2</text:span></text:span> storage driver (stable &amp; fast on Linux).</text:p>
      <text:p text:style-name="P3"/>
      <text:p text:style-name="P3">→<text:span text:style-name="T113">describe the build job, and here the image parameter is the Docker daemon that our job will use to take the command and run on the docker CLI .</text:span></text:p>
      <text:p text:style-name="P3"><text:soft-page-break/>→ <text:span text:style-name="T113">then by “ docker build -t my-custom-c-environment . ” command build the Docker image from our repo’s Dockerfile.</text:span></text:p>
      <text:p text:style-name="P3"/>
      <text:p text:style-name="P3">→ docker run --rm -v "$CI_PROJECT_DIR:/app" my-custom-c-environment /bin/bash -lc 'gcc /app/src/odd_or_even.c -o /app/src/app' <text:s text:c="3"/></text:p>
      <text:p text:style-name="P4"><text:s/></text:p>
      <text:p text:style-name="P5">Starts a <text:span text:style-name="Strong_20_Emphasis"><text:span text:style-name="T56">container</text:span></text:span> from the image you just built and runs a command in it, <text:span text:style-name="T11">--</text:span><text:span text:style-name="T35">rm </text:span><text:span text:style-name="T98">delete the container when it exits(keep the runner clean), <text:s/></text:span></text:p>
      <text:p text:style-name="P5"><text:span text:style-name="T35">-v "$CI_PROJECT_DIR:/app” </text:span><text:span text:style-name="T98">bind-mounts the GitLab job’s working directory (your repo checkout) into the container at </text:span><text:span text:style-name="Source_20_Text"><text:span text:style-name="T98">/app</text:span></text:span><text:span text:style-name="T98">.</text:span><text:span text:style-name="T35"><text:line-break/><text:line-break/> </text:span><text:span text:style-name="T36">m</text:span><text:span text:style-name="T35">y-custom-c-environment </text:span><text:span text:style-name="T99">is the image to run, </text:span><text:span text:style-name="T36">/</text:span><text:span text:style-name="T116">bin/</text:span><text:span text:style-name="T118">bash -lc </text:span><text:span text:style-name="T117">run a bash shell and execute the compile command</text:span><text:span text:style-name="T118"> <text:s/>gcc /app/src/odd_or_even.c -o /app/src/app' </text:span></text:p>
      <text:p text:style-name="P5"><text:span text:style-name="T118"/></text:p>
      <text:p text:style-name="P5"><text:span text:style-name="T118"/></text:p>
      <text:p text:style-name="P3"><text:s text:c="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itLab Mono" svg:font-family="'GitLab Mono', monospace, '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24:19.373935320</meta:creation-date>
    <dc:date>2025-10-01T15:12:41.268126194</dc:date>
    <meta:editing-duration>P4DT7H17M32S</meta:editing-duration>
    <meta:editing-cycles>69</meta:editing-cycles>
    <meta:generator>LibreOffice/7.3.7.2$Linux_X86_64 LibreOffice_project/30$Build-2</meta:generator>
    <meta:document-statistic meta:table-count="0" meta:image-count="0" meta:object-count="0" meta:page-count="12" meta:paragraph-count="203" meta:word-count="3158" meta:character-count="18375" meta:non-whitespace-character-count="14506"/>
  </office:meta>
</office:document-meta>
</file>